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calibri"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Frame_20_contents">
      <style:paragraph-properties fo:margin-top="0in" fo:margin-bottom="0in" loext:contextual-spacing="false" fo:line-height="100%" fo:text-align="end" style:justify-single-word="false">
        <style:tab-stops>
          <style:tab-stop style:position="7.5in" style:type="right"/>
        </style:tab-stops>
      </style:paragraph-properties>
      <style:text-properties style:use-window-font-color="true"/>
    </style:style>
    <style:style style:name="P2" style:family="paragraph" style:parent-style-name="Frame_20_contents">
      <style:paragraph-properties fo:margin-top="0in" fo:margin-bottom="0in" loext:contextual-spacing="false" fo:line-height="100%">
        <style:tab-stops>
          <style:tab-stop style:position="7.5in" style:type="right"/>
        </style:tab-stops>
      </style:paragraph-properties>
      <style:text-properties style:use-window-font-color="true" fo:font-size="10pt" style:text-underline-style="solid" style:text-underline-width="auto" style:text-underline-color="font-color" fo:font-weight="bold" style:font-size-asian="10pt" style:font-weight-asian="bold" style:font-name-complex="Calibri1" style:font-size-complex="10pt"/>
    </style:style>
    <style:style style:name="P3" style:family="paragraph" style:parent-style-name="Frame_20_contents">
      <style:paragraph-properties fo:margin-top="0in" fo:margin-bottom="0in" loext:contextual-spacing="false" fo:line-height="100%" fo:text-align="end" style:justify-single-word="false">
        <style:tab-stops>
          <style:tab-stop style:position="7.5in" style:type="right"/>
        </style:tab-stops>
      </style:paragraph-properties>
      <style:text-properties style:use-window-font-color="true" fo:font-size="10pt" style:text-underline-style="solid" style:text-underline-width="auto" style:text-underline-color="font-color" fo:font-weight="bold" style:font-size-asian="10pt" style:font-weight-asian="bold" style:font-name-complex="Calibri1" style:font-size-complex="10pt"/>
    </style:style>
    <style:style style:name="P4" style:family="paragraph" style:parent-style-name="Frame_20_contents">
      <style:paragraph-properties fo:margin-top="0in" fo:margin-bottom="0in" loext:contextual-spacing="false" fo:line-height="100%">
        <style:tab-stops>
          <style:tab-stop style:position="7.5in" style:type="right"/>
        </style:tab-stops>
      </style:paragraph-properties>
      <style:text-properties style:use-window-font-color="true" fo:font-size="10pt" style:font-size-asian="10pt" style:font-name-complex="Calibri1" style:font-size-complex="10pt"/>
    </style:style>
    <style:style style:name="P5" style:family="paragraph" style:parent-style-name="Standard">
      <style:paragraph-properties fo:margin-top="0in" fo:margin-bottom="0in" loext:contextual-spacing="false" fo:line-height="100%" fo:text-align="center" style:justify-single-word="false"/>
      <style:text-properties style:font-name="calibri"/>
    </style:style>
    <style:style style:name="P6"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style:style>
    <style:style style:name="P7"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93cf3"/>
    </style:style>
    <style:style style:name="P8"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20466b"/>
    </style:style>
    <style:style style:name="P9"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b6a74"/>
    </style:style>
    <style:style style:name="P10"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50309"/>
    </style:style>
    <style:style style:name="P11"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21fc3b"/>
    </style:style>
    <style:style style:name="P12" style:family="paragraph" style:parent-style-name="Standard">
      <style:paragraph-properties fo:margin-top="0in" fo:margin-bottom="0in" loext:contextual-spacing="false" fo:line-height="100%">
        <style:tab-stops>
          <style:tab-stop style:position="7.5in" style:type="right"/>
        </style:tab-stops>
      </style:paragraph-properties>
      <style:text-properties style:font-name="calibri" fo:font-size="10pt" style:font-size-asian="10pt" style:font-name-complex="Calibri1" style:font-size-complex="10pt"/>
    </style:style>
    <style:style style:name="P13"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0pt" style:font-size-asian="10pt" style:font-name-complex="Calibri1" style:font-size-complex="10pt"/>
    </style:style>
    <style:style style:name="P14"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style:font-size-asian="12pt" style:font-weight-asian="bold" style:font-name-complex="Calibri1" style:font-size-complex="12pt"/>
    </style:style>
    <style:style style:name="P15"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officeooo:paragraph-rsid="00193cf3" style:font-size-asian="12pt" style:font-weight-asian="bold" style:font-name-complex="Calibri1" style:font-size-complex="12pt"/>
    </style:style>
    <style:style style:name="P16"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officeooo:paragraph-rsid="001a4c53" style:font-size-asian="12pt" style:font-weight-asian="bold" style:font-name-complex="Calibri1" style:font-size-complex="12pt"/>
    </style:style>
    <style:style style:name="P17" style:family="paragraph" style:parent-style-name="Standard" style:master-page-name="Standard">
      <style:paragraph-properties fo:margin-top="0in" fo:margin-bottom="0in" loext:contextual-spacing="false" fo:line-height="100%" fo:text-align="center" style:justify-single-word="false" style:page-number="auto"/>
      <style:text-properties fo:color="#2f5496" style:font-name="calibri" fo:font-size="24pt" officeooo:rsid="0013ffed" officeooo:paragraph-rsid="0013ffed" style:font-size-asian="24pt" style:font-name-complex="Calibri1" style:font-size-complex="24pt"/>
    </style:style>
    <style:style style:name="P18" style:family="paragraph" style:parent-style-name="Standard">
      <style:paragraph-properties fo:margin-left="1.25in" fo:margin-right="0in" fo:text-indent="0in" style:auto-text-indent="false"/>
      <style:text-properties style:font-name="calibri"/>
    </style:style>
    <style:style style:name="P19" style:family="paragraph" style:parent-style-name="Standard">
      <style:paragraph-properties fo:margin-left="1.25in" fo:margin-right="0in" fo:text-indent="0in" style:auto-text-indent="false"/>
      <style:text-properties style:font-name="calibri" officeooo:paragraph-rsid="0020466b"/>
    </style:style>
    <style:style style:name="P20" style:family="paragraph" style:parent-style-name="Standard">
      <style:paragraph-properties fo:margin-left="1in" fo:margin-right="0in" fo:margin-top="0in" fo:margin-bottom="0in" loext:contextual-spacing="false" fo:line-height="100%" fo:text-indent="0in" style:auto-text-indent="false">
        <style:tab-stops>
          <style:tab-stop style:position="1.25in"/>
          <style:tab-stop style:position="7.5in" style:type="right"/>
        </style:tab-stops>
      </style:paragraph-properties>
      <style:text-properties style:font-name="calibri" fo:font-size="10pt" style:font-size-asian="10pt" style:font-name-complex="Calibri1" style:font-size-complex="10pt"/>
    </style:style>
    <style:style style:name="P21"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style:font-name="calibri" fo:font-size="10pt" officeooo:paragraph-rsid="00193cf3" style:font-size-asian="10pt" style:font-name-complex="Calibri1" style:font-size-complex="10pt"/>
    </style:style>
    <style:style style:name="P22"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style:font-name="calibri" fo:font-size="10pt" officeooo:paragraph-rsid="0020466b" style:font-size-asian="10pt" style:font-name-complex="Calibri1" style:font-size-complex="10pt"/>
    </style:style>
    <style:style style:name="P23" style:family="paragraph">
      <loext:graphic-properties draw:fill="none"/>
      <style:paragraph-properties fo:text-align="start"/>
      <style:text-properties fo:font-size="18pt"/>
    </style:style>
    <style:style style:name="T1" style:family="text">
      <style:text-properties fo:font-size="10pt" style:font-size-asian="10pt" style:font-name-complex="Calibri1" style:font-size-complex="10pt"/>
    </style:style>
    <style:style style:name="T2" style:family="text">
      <style:text-properties fo:font-size="10pt" officeooo:rsid="0013ffed" style:font-size-asian="10pt" style:font-name-complex="Calibri1" style:font-size-complex="10pt"/>
    </style:style>
    <style:style style:name="T3" style:family="text">
      <style:text-properties fo:font-size="10pt" officeooo:rsid="00150309" style:font-size-asian="10pt" style:font-name-complex="Calibri1" style:font-size-complex="10pt"/>
    </style:style>
    <style:style style:name="T4" style:family="text">
      <style:text-properties fo:font-size="10pt" officeooo:rsid="0015faa6" style:font-size-asian="10pt" style:font-name-complex="Calibri1" style:font-size-complex="10pt"/>
    </style:style>
    <style:style style:name="T5" style:family="text">
      <style:text-properties fo:font-size="10pt" officeooo:rsid="0017a453" style:font-size-asian="10pt" style:font-name-complex="Calibri1" style:font-size-complex="10pt"/>
    </style:style>
    <style:style style:name="T6" style:family="text">
      <style:text-properties fo:font-size="10pt" officeooo:rsid="001b6a74" style:font-size-asian="10pt" style:font-name-complex="Calibri1" style:font-size-complex="10pt"/>
    </style:style>
    <style:style style:name="T7" style:family="text">
      <style:text-properties fo:font-size="10pt" officeooo:rsid="001dca7f" style:font-size-asian="10pt" style:font-name-complex="Calibri1" style:font-size-complex="10pt"/>
    </style:style>
    <style:style style:name="T8" style:family="text">
      <style:text-properties fo:font-size="10pt" officeooo:rsid="001e4b87" style:font-size-asian="10pt" style:font-name-complex="Calibri1" style:font-size-complex="10pt"/>
    </style:style>
    <style:style style:name="T9" style:family="text">
      <style:text-properties fo:font-size="10pt" officeooo:rsid="001f56b4" style:font-size-asian="10pt" style:font-name-complex="Calibri1" style:font-size-complex="10pt"/>
    </style:style>
    <style:style style:name="T10" style:family="text">
      <style:text-properties fo:font-size="10pt" officeooo:rsid="0020466b" style:font-size-asian="10pt" style:font-name-complex="Calibri1" style:font-size-complex="10pt"/>
    </style:style>
    <style:style style:name="T11" style:family="text">
      <style:text-properties fo:font-size="10pt" style:font-size-asian="10pt" style:font-size-complex="10pt"/>
    </style:style>
    <style:style style:name="T12" style:family="text">
      <style:text-properties fo:font-size="10pt" officeooo:rsid="0020466b" style:font-size-asian="10pt" style:font-size-complex="10pt"/>
    </style:style>
    <style:style style:name="T13" style:family="text">
      <style:text-properties fo:font-size="10pt" fo:font-weight="bold" style:font-size-asian="10pt" style:font-weight-asian="bold" style:font-name-complex="Calibri1" style:font-size-complex="10pt"/>
    </style:style>
    <style:style style:name="T14" style:family="text">
      <style:text-properties fo:font-size="10pt" fo:font-weight="bold" officeooo:rsid="0015faa6" style:font-size-asian="10pt" style:font-weight-asian="bold" style:font-name-complex="Calibri1" style:font-size-complex="10pt"/>
    </style:style>
    <style:style style:name="T15" style:family="text">
      <style:text-properties fo:font-size="10pt" fo:font-weight="bold" officeooo:rsid="001c3c9e" style:font-size-asian="10pt" style:font-weight-asian="bold" style:font-name-complex="Calibri1"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fo:font-weight="bold" officeooo:rsid="0020466b" style:font-size-asian="10pt" style:font-weight-asian="bold" style:font-size-complex="10pt" style:font-weight-complex="bold"/>
    </style:style>
    <style:style style:name="T18" style:family="text">
      <style:text-properties fo:font-size="10pt" fo:font-style="italic" style:font-size-asian="10pt" style:font-style-asian="italic" style:font-name-complex="Calibri1" style:font-size-complex="10pt"/>
    </style:style>
    <style:style style:name="T19" style:family="text">
      <style:text-properties fo:font-size="10pt" fo:font-style="italic" officeooo:rsid="0015faa6" style:font-size-asian="10pt" style:font-style-asian="italic" style:font-name-complex="Calibri1" style:font-size-complex="10pt"/>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fo:font-weight="normal" officeooo:rsid="0020466b" style:font-size-asian="10pt" style:font-weight-asian="normal" style:font-size-complex="10pt" style:font-weight-complex="normal"/>
    </style:style>
    <style:style style:name="T22" style:family="text">
      <style:text-properties fo:font-size="12pt" fo:font-weight="bold" style:font-size-asian="12pt" style:font-weight-asian="bold" style:font-name-complex="Calibri1" style:font-size-complex="12pt"/>
    </style:style>
    <style:style style:name="T23" style:family="text">
      <style:text-properties style:use-window-font-color="true" fo:font-size="10pt" style:font-size-asian="10pt" style:font-name-complex="Calibri1" style:font-size-complex="10pt"/>
    </style:style>
    <style:style style:name="T24" style:family="text">
      <style:text-properties officeooo:rsid="001b6a74"/>
    </style:style>
    <style:style style:name="T25" style:family="text">
      <style:text-properties officeooo:rsid="001f56b4"/>
    </style:style>
    <style:style style:name="T26" style:family="text">
      <style:text-properties officeooo:rsid="0015faa6"/>
    </style:style>
    <style:style style:name="T27"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28" style:family="text">
      <style:text-properties fo:font-variant="normal" fo:text-transform="none" style:font-name="apple-system" fo:font-size="10.5pt" fo:letter-spacing="normal" fo:font-style="normal" fo:font-weight="normal" officeooo:rsid="0020466b" fo:background-color="#ffffff" loext:char-shading-value="0" loext:padding="0in" loext:border="none"/>
    </style:style>
    <style:style style:name="T29" style:family="text">
      <style:text-properties fo:font-variant="normal" fo:text-transform="none" fo:font-size="10.5pt" fo:letter-spacing="normal" fo:font-style="normal" fo:font-weight="normal" fo:background-color="#ffffff" loext:char-shading-value="0" loext:padding="0in" loext:border="none"/>
    </style:style>
    <style:style style:name="T30" style:family="text">
      <style:text-properties fo:font-variant="normal" fo:text-transform="none" fo:font-size="10.5pt" fo:letter-spacing="normal" fo:font-style="normal" fo:font-weight="normal" officeooo:rsid="0020466b" fo:background-color="#ffffff" loext:char-shading-value="0" loext:padding="0in" loext:border="none"/>
    </style:style>
    <style:style style:name="T31" style:family="text">
      <style:text-properties officeooo:rsid="0021fc3b"/>
    </style:style>
    <style:style style:name="gr1" style:family="graphic">
      <style:graphic-properties draw:stroke="solid" svg:stroke-width="0.0311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0209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071in" draw:fill="none" draw:textarea-vertical-align="top" draw:auto-grow-height="false" fo:min-height="0.6508in" fo:min-width="2.2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none" draw:textarea-vertical-align="top" draw:auto-grow-height="false" fo:min-height="0.6508in" fo:min-width="1.4362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custom-shape text:anchor-type="paragraph" draw:z-index="2" draw:name="Text Box 2" draw:style-name="gr3" draw:text-style-name="P23" svg:width="1.6358in" svg:height="0.7504in" svg:x="-0.1043in" svg:y="0.0209in"><text:p text:style-name="P2">Address</text:p><text:p text:style-name="P4">220 John Street,<text:tab/></text:p><text:p text:style-name="P4">Apartment 6208</text:p><text:p text:style-name="Frame_20_contents"><text:span text:style-name="T23">Rochester, NY, 14623</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3" draw:style-name="gr2" draw:text-style-name="P23" svg:width="2.3996in" svg:height="0.7504in" svg:x="5.1736in" svg:y="0.0008in"><text:p text:style-name="P3">Links</text:p><text:p text:style-name="P1"><text:span text:style-name="T1">github.com/</text:span><text:span text:style-name="T2">sean-obeirne </text:span><text:span text:style-name="T1">linkedin.com/in/</text:span><text:span text:style-name="T2">sean-o-beirne</text:span></text:p><text:p text:style-name="P1"><text:span text:style-name="T7">seanob</text:span><text:span text:style-name="T1">.com</text:span></text:p><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an O’Beirne</text:p>
      <text:p text:style-name="P5"><text:span text:style-name="T2">sean.t.obeirne</text:span><text:span text:style-name="T1">@gma</text:span><text:span text:style-name="T2">il</text:span><text:span text:style-name="T1">.</text:span><text:span text:style-name="T2">com</text:span></text:p>
      <text:p text:style-name="P5"><text:span text:style-name="T1">(</text:span><text:span text:style-name="T2">908</text:span><text:span text:style-name="T1">) </text:span><text:span text:style-name="T2">721</text:span><text:span text:style-name="T1">-</text:span><text:span text:style-name="T2">6502</text:span></text:p>
      <text:p text:style-name="P12"><draw:line text:anchor-type="paragraph" draw:z-index="0" draw:name="Straight Connector 1" draw:style-name="gr1" draw:text-style-name="P23" svg:x1="-1.5571in" svg:y1="0.0831in" svg:x2="6.9244in" svg:y2="0.0839in"><text:p/></draw:line></text:p>
      <text:p text:style-name="P6"><text:span text:style-name="T22">Objective:</text:span><text:span text:style-name="T1"><text:tab/>To obtain a cooperative education position pertaining to the development of software.</text:span></text:p>
      <text:p text:style-name="P13"><text:tab/>Available May-August 2019, August-<text:span text:style-name="T24">April</text:span> 2019.</text:p>
      <text:p text:style-name="P13"/>
      <text:p text:style-name="P15">Experience:<text:tab/></text:p>
      <text:p text:style-name="P7"><text:span text:style-name="T22"><text:tab/></text:span><text:span text:style-name="T14">Preferred Freezer Services LLC</text:span><text:span text:style-name="T1"><text:tab/></text:span><text:span text:style-name="T4">Chatham</text:span><text:span text:style-name="T1">, NJ</text:span></text:p>
      <text:p text:style-name="P7"><text:span text:style-name="T1"><text:tab/></text:span><text:span text:style-name="T10">Business Analyst</text:span><text:span text:style-name="T4"> Intern</text:span><text:span text:style-name="T1"><text:tab/></text:span><text:span text:style-name="T19">May 2018 – August 2</text:span><text:span text:style-name="T18">01</text:span><text:span text:style-name="T19">8</text:span></text:p>
      <text:list xml:id="list1721837973" text:style-name="WWNum3">
        <text:list-item>
          <text:p text:style-name="P21"><text:span text:style-name="T26">Developed helpful, innovative SQL queries to improve business efficiency and data communication</text:span></text:p>
        </text:list-item>
        <text:list-item>
          <text:p text:style-name="P21">Created meaningful dashboard displays to show <text:span text:style-name="T25">internal </text:span>sales, <text:span text:style-name="T25">operations, </text:span>and management statistics</text:p>
        </text:list-item>
        <text:list-item>
          <text:p text:style-name="P21"><text:span text:style-name="T25">Constantly c</text:span>ommunicated with other teams to field specific <text:span text:style-name="T25">query </text:span>requests</text:p>
        </text:list-item>
        <text:list-item>
          <text:p text:style-name="P21">Assisted with the deployment and implementation of a new business analysis application</text:p>
        </text:list-item>
        <text:list-item>
          <text:p text:style-name="P21">Worked with a team to collaborate on ideas and report progress</text:p>
        </text:list-item>
      </text:list>
      <text:p text:style-name="P7"><text:span text:style-name="T1"><text:tab/></text:span><text:span text:style-name="T14">RIT ITS Service Desk</text:span><text:span text:style-name="T1"><text:tab/></text:span><text:span text:style-name="T4">Rochester, NY</text:span></text:p>
      <text:p text:style-name="P8"><text:span text:style-name="T1"><text:tab/></text:span><text:span text:style-name="T4">Service Desk Representative</text:span><text:span text:style-name="T1"><text:tab/></text:span><text:span text:style-name="T19">August 2</text:span><text:span text:style-name="T18">01</text:span><text:span text:style-name="T19">8 – Present</text:span></text:p>
      <text:list xml:id="list135137862747851" text:continue-numbering="true" text:style-name="WWNum3">
        <text:list-item>
          <text:p text:style-name="P22"><text:span text:style-name="T29">Assist customers with a wide variety of technological problems</text:span></text:p>
        </text:list-item>
        <text:list-item>
          <text:p text:style-name="P22"><text:span text:style-name="T30">I</text:span><text:span text:style-name="T29">nterface with customers in a professional yet personable way</text:span></text:p>
        </text:list-item>
        <text:list-item>
          <text:p text:style-name="P22"><text:span text:style-name="T29">Cooperate with coworkers to arrive at helpful solutions to customer concerns</text:span></text:p>
        </text:list-item>
        <text:list-item>
          <text:p text:style-name="P22"><text:span text:style-name="T29">Solve new problems on the fly in a timely and efficient manner</text:span></text:p>
        </text:list-item>
      </text:list>
      <text:p text:style-name="P16"/>
      <text:p text:style-name="P11"><text:span text:style-name="T22">Education:</text:span><text:span text:style-name="T1"><text:tab/></text:span></text:p>
      <text:p text:style-name="P11"><text:span text:style-name="T13"><text:tab/>Rochester Institute of Technology</text:span><text:span text:style-name="T1"><text:tab/>Rochester, NY</text:span></text:p>
      <text:p text:style-name="P6"><text:span text:style-name="T1"><text:tab/>Bachelor of Science in Computer Science<text:tab/></text:span><text:span text:style-name="T18">Expected Graduation May 202</text:span><text:span text:style-name="T19">2</text:span></text:p>
      <text:p text:style-name="P6"><text:span text:style-name="T1"><text:tab/></text:span><text:span text:style-name="T13">GPA</text:span><text:span text:style-name="T1">: 3.</text:span><text:span text:style-name="T8">64</text:span></text:p>
      <text:p text:style-name="P13"><text:tab/>Dean’s List Recipient Spring 2018</text:p>
      <text:p text:style-name="P9"><text:span text:style-name="T1"><text:tab/></text:span><text:span text:style-name="T13">Relevant Courses</text:span><text:span text:style-name="T1">: Intro to Software Engineering, Analysis of Algorithms, </text:span><text:span text:style-name="T6">Principles of <text:tab/>Data Management, </text:span><text:span text:style-name="T1">Mechanics of Programming, Computer Science Theory, </text:span><text:span text:style-name="T6">Computer <text:tab/>Science for Transfer Students, </text:span><text:span text:style-name="T1">Linear Algebra, Probability and Statistics, </text:span><text:span text:style-name="T4">Discrete <text:tab/>Mathe</text:span><text:span text:style-name="T5">matics for Computing</text:span></text:p>
      <text:p text:style-name="P13"/>
      <text:p text:style-name="P11"><text:span text:style-name="T22">Skills:</text:span><text:span text:style-name="T1"><text:tab/></text:span></text:p>
      <text:p text:style-name="P11"><text:span text:style-name="T13"><text:tab/>Progra</text:span><text:span text:style-name="T15">m</text:span><text:span text:style-name="T13">ming Languages:</text:span><text:span text:style-name="T1"> </text:span><text:span text:style-name="T3">Java, </text:span><text:span text:style-name="T1">C, Python, </text:span><text:span text:style-name="T3">SQL</text:span><text:span text:style-name="T1">, HTML5, CSS</text:span></text:p>
      <text:p text:style-name="P10"><text:span text:style-name="T1"><text:tab/></text:span><text:span text:style-name="T13">Operating Systems:</text:span><text:span text:style-name="T1"> Unix/Linux, Windows</text:span></text:p>
      <text:p text:style-name="P6"><text:span text:style-name="T1"><text:tab/></text:span><text:span text:style-name="T13">Techniques:</text:span><text:span text:style-name="T1"> Git (Version control), Scrum Process</text:span></text:p>
      <text:p text:style-name="P6"><text:span text:style-name="T1"><text:tab/></text:span><text:span text:style-name="T13">Other:</text:span><text:span text:style-name="T1"> </text:span><text:span text:style-name="T4">Constant </text:span><text:span text:style-name="T8">drive</text:span><text:span text:style-name="T4"> to </text:span><text:span text:style-name="T8">pick up new skills</text:span><text:span text:style-name="T4">. </text:span><text:span text:style-name="T9">Strong sense of self-management. <text:tab/></text:span><text:span text:style-name="T4">Exceptional written and oral communication skills</text:span></text:p>
      <text:p text:style-name="P14">Projects:</text:p>
      <text:p text:style-name="P18"><text:span text:style-name="T16">Web Checkers:</text:span><text:span text:style-name="T11"> Developed with team members in an Agile work environment to create a Web Checkers game in browser using the Spark framework for Java. <text:s/>Used GitHub for version control and code reviews while also participating in stand-up meetings and adhering to OO design principals.</text:span></text:p>
      <text:p text:style-name="P18"><text:span text:style-name="T16">JavaFX Board Game:</text:span><text:span text:style-name="T11"> Developed a board game in JavaFX </text:span><text:span text:style-name="T12">t</text:span><text:span text:style-name="T11">hat utilizes threads. </text:span><text:span text:style-name="T12">U</text:span><text:span text:style-name="T11">sed Git for version control, </text:span><text:span text:style-name="T12">and experimented with a custom AI algorithm.</text:span></text:p>
      <text:p text:style-name="P19"><text:span text:style-name="T17">Language Parser: </text:span><text:span text:style-name="T21">Developed a custom language parser meant to interpret a state diagram and extrapolate a transition matrix for the language, implemented entirely in C while using Git for version control.</text:span></text:p>
      <text:p text:style-name="P14">Interests:</text:p>
      <text:p text:style-name="P20"><text:tab/><text:span text:style-name="T31">Hiking</text:span></text:p>
      <text:p text:style-name="P20"><text:tab/><text:span text:style-name="T31">Rock Climbing</text:span></text:p>
      <text:p text:style-name="P20"><text:tab/><text:span text:style-name="T31">Billi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calibri"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 vl</meta:initial-creator>
    <meta:editing-cycles>32</meta:editing-cycles>
    <meta:print-date>2018-09-26T04:26:00</meta:print-date>
    <meta:creation-date>2018-09-09T20:26:00</meta:creation-date>
    <dc:date>2019-02-22T13:51:36.352982221</dc:date>
    <meta:editing-duration>PT2H55M1S</meta:editing-duration>
    <meta:generator>LibreOffice/6.0.7.3$Linux_X86_64 LibreOffice_project/00m0$Build-3</meta:generator>
    <meta:document-statistic meta:table-count="0" meta:image-count="0" meta:object-count="0" meta:page-count="1" meta:paragraph-count="45" meta:word-count="369" meta:character-count="2604" meta:non-whitespace-character-count="22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